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r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AutomatonEntry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Transformer.recyc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serAutomatonEntry.readObject( java . io .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AutomatonEntry.getParserAutoma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Transform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ser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AutomatonEntry.ParserAutomatonEntry( ParserAutomaton automaton , SourceValidity valid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AutomatonEntry.writeObject( java . io .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Transformer.parameterize(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Transformer.setup( SourceResolver resolver , Map objectmodel , String src , Parameters parameter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Parser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Transforme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